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66ccff"/>
    </style:style>
    <style:style style:name="ce5" style:family="table-cell" style:parent-style-name="Default" style:data-style-name="N61">
      <style:table-cell-properties fo:background-color="#66ccff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61">
      <style:table-cell-properties fo:background-color="#ffff00"/>
    </style:style>
    <style:style style:name="ce8" style:family="table-cell" style:parent-style-name="Default" style:data-style-name="N122">
      <style:table-cell-properties fo:background-color="#ffff00"/>
    </style:style>
    <style:style style:name="ce9" style:family="table-cell" style:parent-style-name="Default">
      <style:table-cell-properties fo:background-color="#ffff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2" table:default-cell-style-name="ce5"/>
        <table:table-column table:style-name="co3" table:default-cell-style-name="ce5"/>
        <table:table-column table:style-name="co2" table:default-cell-style-name="Default"/>
        <table:table-column table:style-name="co2" table:number-columns-repeated="2" table:default-cell-style-name="ce8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phot_flux</text:p>
          </table:table-cell>
          <table:table-cell table:style-name="Default" office:value-type="string" calcext:value-type="string">
            <text:p>err_phot_flux_plus</text:p>
          </table:table-cell>
          <table:table-cell table:style-name="ce3" office:value-type="string" calcext:value-type="string">
            <text:p>err_phot_flux_minus</text:p>
          </table:table-cell>
          <table:table-cell table:style-name="ce4" office:value-type="string" calcext:value-type="string">
            <text:p>log(yyy/xxx)</text:p>
          </table:table-cell>
          <table:table-cell table:style-name="ce4" office:value-type="string" calcext:value-type="string">
            <text:p>Energy (eV)</text:p>
          </table:table-cell>
          <table:table-cell table:style-name="ce6" office:value-type="string" calcext:value-type="string">
            <text:p>nuFnu</text:p>
          </table:table-cell>
          <table:table-cell table:style-name="ce6" office:value-type="string" calcext:value-type="string">
            <text:p>err_nuFnu_plus</text:p>
          </table:table-cell>
          <table:table-cell table:style-name="ce9" office:value-type="string" calcext:value-type="string">
            <text:p>err_nuFnu_minus</text:p>
          </table:table-cell>
          <table:table-cell office:value-type="string" calcext:value-type="string">
            <text:p>lambda[A]</text:p>
          </table:table-cell>
          <table:table-cell office:value-type="string" calcext:value-type="string">
            <text:p>F[erg/cm2/s/A]</text:p>
          </table:table-cell>
          <table:table-cell table:style-name="ce6" office:value-type="string" calcext:value-type="string">
            <text:p>Ferr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lamda</text:p>
          </table:table-cell>
          <table:table-cell/>
        </table:table-row>
        <table:table-row table:style-name="ro1">
          <table:table-cell office:value-type="string" calcext:value-type="string">
            <text:p>Fermi10_100GeV</text:p>
          </table:table-cell>
          <table:table-cell table:style-name="ce1" office:value-type="float" office:value="0.000000000024754792" calcext:value-type="float">
            <text:p>2.48E-11</text:p>
          </table:table-cell>
          <table:table-cell office:value-type="float" office:value="0.000000000017781826" calcext:value-type="float">
            <text:p>1.78E-11</text:p>
          </table:table-cell>
          <table:table-cell office:value-type="float" office:value="-0.00000000001377626" calcext:value-type="float">
            <text:p>-1.38E-11</text:p>
          </table:table-cell>
          <table:table-cell table:formula="of:=LN(10)" office:value-type="float" office:value="2.30258509299405" calcext:value-type="float">
            <text:p>2.30E+00</text:p>
          </table:table-cell>
          <table:table-cell table:formula="of:=12400/[.J2]" office:value-type="float" office:value="55006988992.8353" calcext:value-type="float">
            <text:p>5.50E+10</text:p>
          </table:table-cell>
          <table:table-cell table:style-name="ce7" office:value-type="float" office:value="0.0000000000004523968" calcext:value-type="float">
            <text:p>4.52E-13</text:p>
          </table:table-cell>
          <table:table-cell table:formula="of:=[.G2]*[.C2]/[.B2]" office:value-type="float" office:value="0.000000000000324965008009633" calcext:value-type="float">
            <text:p>3.24965E-13</text:p>
          </table:table-cell>
          <table:table-cell table:formula="of:=[.G2]*[.D2]/[.B2]" office:value-type="float" office:value="-0.00000000000025176280778154" calcext:value-type="float">
            <text:p>-2.51763E-13</text:p>
          </table:table-cell>
          <table:table-cell table:style-name="ce1" office:value-type="float" office:value="0.0000002254259" calcext:value-type="float">
            <text:p>2.25E-07</text:p>
          </table:table-cell>
          <table:table-cell table:style-name="ce1" office:value-type="float" office:value="0.000002007" calcext:value-type="float">
            <text:p>2.01E-06</text:p>
          </table:table-cell>
          <table:table-cell table:style-name="ce7" table:formula="of:=[.H2]/[.J2]" office:value-type="float" office:value="0.00000144156021118085" calcext:value-type="float">
            <text:p>1.44E-06</text:p>
          </table:table-cell>
          <table:table-cell office:value-type="string" calcext:value-type="string">
            <text:p>n</text:p>
          </table:table-cell>
          <table:table-cell table:formula="of:=12398/55000000000" office:value-type="float" office:value="0.000000225418181818182" calcext:value-type="float">
            <text:p>2.25418181818182E-07</text:p>
          </table:table-cell>
          <table:table-cell office:value-type="float" office:value="0.000000225418181818182" calcext:value-type="float">
            <text:p>2.25418181818182E-07</text:p>
          </table:table-cell>
        </table:table-row>
        <table:table-row table:style-name="ro1">
          <table:table-cell office:value-type="string" calcext:value-type="string">
            <text:p>Fermi3_10GeV</text:p>
          </table:table-cell>
          <table:table-cell table:style-name="ce1" office:value-type="float" office:value="0.00000000011612695" calcext:value-type="float">
            <text:p>1.16E-10</text:p>
          </table:table-cell>
          <table:table-cell office:value-type="float" office:value="0.000000000041018973" calcext:value-type="float">
            <text:p>4.10E-11</text:p>
          </table:table-cell>
          <table:table-cell office:value-type="float" office:value="-0.000000000035229673" calcext:value-type="float">
            <text:p>-3.52E-11</text:p>
          </table:table-cell>
          <table:table-cell table:formula="of:=LN(10/3)" office:value-type="float" office:value="1.20397280432594" calcext:value-type="float">
            <text:p>1.20E+00</text:p>
          </table:table-cell>
          <table:table-cell table:formula="of:=12400/[.J3]" office:value-type="float" office:value="6502359727.3204" calcext:value-type="float">
            <text:p>6.50E+09</text:p>
          </table:table-cell>
          <table:table-cell table:style-name="ce7" office:value-type="float" office:value="0.00000000000080337245" calcext:value-type="float">
            <text:p>8.03E-13</text:p>
          </table:table-cell>
          <table:table-cell table:formula="of:=[.G3]*[.C3]/[.B3]" office:value-type="float" office:value="0.00000000000028377144870759" calcext:value-type="float">
            <text:p>2.83771E-13</text:p>
          </table:table-cell>
          <table:table-cell table:formula="of:=[.G3]*[.D3]/[.B3]" office:value-type="float" office:value="-0.000000000000243720761724206" calcext:value-type="float">
            <text:p>-2.43721E-13</text:p>
          </table:table-cell>
          <table:table-cell office:value-type="float" office:value="0.000001907" calcext:value-type="float">
            <text:p>0.000001907</text:p>
          </table:table-cell>
          <table:table-cell table:style-name="ce1" office:value-type="float" office:value="0.0000004213" calcext:value-type="float">
            <text:p>4.21E-07</text:p>
          </table:table-cell>
          <table:table-cell table:style-name="ce7" table:formula="of:=[.H3]/[.J3]" office:value-type="float" office:value="0.000000148805164503193" calcext:value-type="float">
            <text:p>1.49E-07</text:p>
          </table:table-cell>
          <table:table-cell office:value-type="string" calcext:value-type="string">
            <text:p>n</text:p>
          </table:table-cell>
          <table:table-cell table:formula="of:=12398/6500000000" office:value-type="float" office:value="0.00000190738461538462" calcext:value-type="float">
            <text:p>1.90738461538462E-06</text:p>
          </table:table-cell>
          <table:table-cell office:value-type="float" office:value="0.00000190738461538462" calcext:value-type="float">
            <text:p>1.90738461538462E-06</text:p>
          </table:table-cell>
        </table:table-row>
        <table:table-row table:style-name="ro1">
          <table:table-cell office:value-type="string" calcext:value-type="string">
            <text:p>Fermi1_3GeV</text:p>
          </table:table-cell>
          <table:table-cell table:style-name="ce1" office:value-type="float" office:value="0.00000000024932445" calcext:value-type="float">
            <text:p>2.49E-10</text:p>
          </table:table-cell>
          <table:table-cell office:value-type="float" office:value="0.0000000000954536" calcext:value-type="float">
            <text:p>9.55E-11</text:p>
          </table:table-cell>
          <table:table-cell office:value-type="float" office:value="-0.000000000087586306" calcext:value-type="float">
            <text:p>-8.76E-11</text:p>
          </table:table-cell>
          <table:table-cell table:formula="of:=LN(3)" office:value-type="float" office:value="1.09861228866811" calcext:value-type="float">
            <text:p>1.10E+00</text:p>
          </table:table-cell>
          <table:table-cell table:formula="of:=12400/[.J4]" office:value-type="float" office:value="2000322632.68269" calcext:value-type="float">
            <text:p>2.00E+09</text:p>
          </table:table-cell>
          <table:table-cell table:style-name="ce7" office:value-type="float" office:value="0.00000000000060294066" calcext:value-type="float">
            <text:p>6.03E-13</text:p>
          </table:table-cell>
          <table:table-cell table:formula="of:=[.G4]*[.C4]/[.B4]" office:value-type="float" office:value="0.000000000000230835189181711" calcext:value-type="float">
            <text:p>2.30835E-13</text:p>
          </table:table-cell>
          <table:table-cell table:formula="of:=[.G4]*[.D4]/[.B4]" office:value-type="float" office:value="-0.000000000000211809732846506" calcext:value-type="float">
            <text:p>-2.11810E-13</text:p>
          </table:table-cell>
          <table:table-cell office:value-type="float" office:value="0.000006199" calcext:value-type="float">
            <text:p>0.000006199</text:p>
          </table:table-cell>
          <table:table-cell table:style-name="ce1" office:value-type="float" office:value="0.00000009726" calcext:value-type="float">
            <text:p>9.73E-08</text:p>
          </table:table-cell>
          <table:table-cell table:style-name="ce7" table:formula="of:=[.H4]/[.J4]" office:value-type="float" office:value="0.0000000372374881725618" calcext:value-type="float">
            <text:p>3.72E-08</text:p>
          </table:table-cell>
          <table:table-cell office:value-type="string" calcext:value-type="string">
            <text:p>n</text:p>
          </table:table-cell>
          <table:table-cell table:formula="of:=12398/2000000000" office:value-type="float" office:value="0.000006199" calcext:value-type="float">
            <text:p>0.000006199</text:p>
          </table:table-cell>
          <table:table-cell office:value-type="float" office:value="0.000006199" calcext:value-type="float">
            <text:p>0.000006199</text:p>
          </table:table-cell>
        </table:table-row>
        <table:table-row table:style-name="ro1">
          <table:table-cell office:value-type="string" calcext:value-type="string">
            <text:p>Fermi0.3_1GeV</text:p>
          </table:table-cell>
          <table:table-cell table:style-name="ce1" office:value-type="float" office:value="0.00000000007817318" calcext:value-type="float">
            <text:p>7.82E-11</text:p>
          </table:table-cell>
          <table:table-cell office:value-type="float" office:value="0.00000000046164714" calcext:value-type="float">
            <text:p>4.62E-10</text:p>
          </table:table-cell>
          <table:table-cell office:value-type="string" calcext:value-type="string">
            <text:p>NAN</text:p>
          </table:table-cell>
          <table:table-cell table:formula="of:=LN(1/0.3)" office:value-type="float" office:value="1.20397280432594" calcext:value-type="float">
            <text:p>1.20E+00</text:p>
          </table:table-cell>
          <table:table-cell table:formula="of:=12400/[.J5]" office:value-type="float" office:value="750105861.714355" calcext:value-type="float">
            <text:p>7.50E+08</text:p>
          </table:table-cell>
          <table:table-cell table:style-name="ce7" office:value-type="float" office:value="0.000000000000054080635" calcext:value-type="float">
            <text:p>5.41E-14</text:p>
          </table:table-cell>
          <table:table-cell table:formula="of:=[.G5]*[.C5]/[.B5]" office:value-type="float" office:value="0.00000000000031937002533521" calcext:value-type="float">
            <text:p>3.19370E-13</text:p>
          </table:table-cell>
          <table:table-cell table:formula="of:=[.G5]*[.D5]/[.B5]" office:value-type="string" office:string-value="" calcext:value-type="error">
            <text:p>#VALUE!</text:p>
          </table:table-cell>
          <table:table-cell office:value-type="float" office:value="0.000016531" calcext:value-type="float">
            <text:p>0.000016531</text:p>
          </table:table-cell>
          <table:table-cell table:style-name="ce1" office:value-type="float" office:value="0.000000003272" calcext:value-type="float">
            <text:p>3.27E-09</text:p>
          </table:table-cell>
          <table:table-cell table:style-name="ce7" table:formula="of:=[.H5]/[.J5]" office:value-type="float" office:value="0.0000000193194619403067" calcext:value-type="float">
            <text:p>1.93E-08</text:p>
          </table:table-cell>
          <table:table-cell office:value-type="string" calcext:value-type="string">
            <text:p>n</text:p>
          </table:table-cell>
          <table:table-cell table:formula="of:=12398/650000000" office:value-type="float" office:value="0.0000190738461538462" calcext:value-type="float">
            <text:p>1.90738461538462E-05</text:p>
          </table:table-cell>
          <table:table-cell office:value-type="float" office:value="0.0000190738461538462" calcext:value-type="float">
            <text:p>1.90738461538462E-05</text:p>
          </table:table-cell>
        </table:table-row>
        <table:table-row table:style-name="ro1">
          <table:table-cell office:value-type="string" calcext:value-type="string">
            <text:p>Fermi0.1_0.3GeV</text:p>
          </table:table-cell>
          <table:table-cell table:style-name="ce1" office:value-type="float" office:value="0.000000004052799" calcext:value-type="float">
            <text:p>4.05E-09</text:p>
          </table:table-cell>
          <table:table-cell office:value-type="float" office:value="0.0000000027685507" calcext:value-type="float">
            <text:p>2.77E-09</text:p>
          </table:table-cell>
          <table:table-cell office:value-type="float" office:value="-0.000000002804301" calcext:value-type="float">
            <text:p>-2.80E-09</text:p>
          </table:table-cell>
          <table:table-cell table:formula="of:=LN(3)" office:value-type="float" office:value="1.09861228866811" calcext:value-type="float">
            <text:p>1.10E+00</text:p>
          </table:table-cell>
          <table:table-cell table:formula="of:=12400/[.J6]" office:value-type="float" office:value="200025809.781907" calcext:value-type="float">
            <text:p>2.00E+08</text:p>
          </table:table-cell>
          <table:table-cell table:style-name="ce7" office:value-type="float" office:value="0.0000000000009800873" calcext:value-type="float">
            <text:p>9.80E-13</text:p>
          </table:table-cell>
          <table:table-cell table:formula="of:=[.G6]*[.C6]/[.B6]" office:value-type="float" office:value="0.000000000000669517876528323" calcext:value-type="float">
            <text:p>6.69518E-13</text:p>
          </table:table-cell>
          <table:table-cell table:formula="of:=[.G6]*[.D6]/[.B6]" office:value-type="float" office:value="-0.000000000000678163362031352" calcext:value-type="float">
            <text:p>-6.78163E-13</text:p>
          </table:table-cell>
          <table:table-cell office:value-type="float" office:value="0.000061992" calcext:value-type="float">
            <text:p>0.000061992</text:p>
          </table:table-cell>
          <table:table-cell table:style-name="ce1" office:value-type="float" office:value="0.00000001581" calcext:value-type="float">
            <text:p>1.58E-08</text:p>
          </table:table-cell>
          <table:table-cell table:style-name="ce7" table:formula="of:=[.H6]/[.J6]" office:value-type="float" office:value="0.0000000108000689851646" calcext:value-type="float">
            <text:p>1.08E-08</text:p>
          </table:table-cell>
          <table:table-cell office:value-type="string" calcext:value-type="string">
            <text:p>n</text:p>
          </table:table-cell>
          <table:table-cell table:formula="of:=12398/200000000" office:value-type="float" office:value="0.00006199" calcext:value-type="float">
            <text:p>0.00006199</text:p>
          </table:table-cell>
          <table:table-cell office:value-type="float" office:value="0.00006199" calcext:value-type="float">
            <text:p>0.00006199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Error/Value</text:p>
          </table:table-cell>
          <table:covered-table-cell table:style-name="ce2"/>
          <table:table-cell table:style-name="ce4" office:value-type="string" calcext:value-type="string" table:number-columns-spanned="2" table:number-rows-spanned="2">
            <text:p>Don’t care about these columns</text:p>
          </table:table-cell>
          <table:covered-table-cell table:style-name="ce4"/>
          <table:table-cell/>
          <table:table-cell table:style-name="ce2" office:value-type="string" calcext:value-type="string" table:number-columns-spanned="2" table:number-rows-spanned="1">
            <text:p>Error/Value</text:p>
          </table:table-cell>
          <table:covered-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2" table:formula="of:=[.C2]/[.$B2]" office:value-type="float" office:value="0.718318538083455" calcext:value-type="float">
            <text:p>0.7183185381</text:p>
          </table:table-cell>
          <table:table-cell table:style-name="ce2" table:formula="of:=[.D2]/[.$B2]" office:value-type="float" office:value="-0.556508816555599" calcext:value-type="float">
            <text:p>-0.5565088166</text:p>
          </table:table-cell>
          <table:covered-table-cell table:number-columns-repeated="2" table:style-name="ce4"/>
          <table:table-cell/>
          <table:table-cell table:style-name="ce2" table:formula="of:=[.H2]/[.$G2]" office:value-type="float" office:value="0.718318538083455" calcext:value-type="float">
            <text:p>0.7183185381</text:p>
          </table:table-cell>
          <table:table-cell table:style-name="ce2" table:formula="of:=[.I2]/[.$G2]" office:value-type="float" office:value="-0.556508816555598" calcext:value-type="float">
            <text:p>-0.556508816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table:formula="of:=[.C3]/[.$B3]" office:value-type="float" office:value="0.353225267691953" calcext:value-type="float">
            <text:p>0.3532252677</text:p>
          </table:table-cell>
          <table:table-cell table:style-name="ce2" table:formula="of:=[.D3]/[.$B3]" office:value-type="float" office:value="-0.303372068240835" calcext:value-type="float">
            <text:p>-0.3033720682</text:p>
          </table:table-cell>
          <table:table-cell table:style-name="Default" table:number-columns-repeated="2"/>
          <table:table-cell/>
          <table:table-cell table:style-name="ce2" table:formula="of:=[.H3]/[.$G3]" office:value-type="float" office:value="0.353225267691953" calcext:value-type="float">
            <text:p>0.3532252677</text:p>
          </table:table-cell>
          <table:table-cell table:style-name="ce2" table:formula="of:=[.I3]/[.$G3]" office:value-type="float" office:value="-0.303372068240835" calcext:value-type="float">
            <text:p>-0.303372068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table:formula="of:=[.C4]/[.$B4]" office:value-type="float" office:value="0.38284893439051" calcext:value-type="float">
            <text:p>0.3828489344</text:p>
          </table:table-cell>
          <table:table-cell table:style-name="ce2" table:formula="of:=[.D4]/[.$B4]" office:value-type="float" office:value="-0.351294491976218" calcext:value-type="float">
            <text:p>-0.351294492</text:p>
          </table:table-cell>
          <table:table-cell table:style-name="Default" table:number-columns-repeated="2"/>
          <table:table-cell/>
          <table:table-cell table:style-name="ce2" table:formula="of:=[.H4]/[.$G4]" office:value-type="float" office:value="0.38284893439051" calcext:value-type="float">
            <text:p>0.3828489344</text:p>
          </table:table-cell>
          <table:table-cell table:style-name="ce2" table:formula="of:=[.I4]/[.$G4]" office:value-type="float" office:value="-0.351294491976218" calcext:value-type="float">
            <text:p>-0.35129449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table:formula="of:=[.C5]/[.$B5]" office:value-type="float" office:value="5.90544148261591" calcext:value-type="float">
            <text:p>5.9054414826</text:p>
          </table:table-cell>
          <table:table-cell table:style-name="ce2" table:formula="of:=[.D5]/[.$B5]" office:value-type="string" office:string-value="" calcext:value-type="error">
            <text:p>#VALUE!</text:p>
          </table:table-cell>
          <table:table-cell table:style-name="Default" table:number-columns-repeated="2"/>
          <table:table-cell/>
          <table:table-cell table:style-name="ce2" table:formula="of:=[.H5]/[.$G5]" office:value-type="float" office:value="5.90544148261591" calcext:value-type="float">
            <text:p>5.9054414826</text:p>
          </table:table-cell>
          <table:table-cell table:style-name="ce2" table:formula="of:=[.I5]/[.$G5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table:formula="of:=[.C6]/[.$B6]" office:value-type="float" office:value="0.683120653158472" calcext:value-type="float">
            <text:p>0.6831206532</text:p>
          </table:table-cell>
          <table:table-cell table:style-name="ce2" table:formula="of:=[.D6]/[.$B6]" office:value-type="float" office:value="-0.691941791339763" calcext:value-type="float">
            <text:p>-0.6919417913</text:p>
          </table:table-cell>
          <table:table-cell table:style-name="Default" table:number-columns-repeated="2"/>
          <table:table-cell/>
          <table:table-cell table:style-name="ce2" table:formula="of:=[.H6]/[.$G6]" office:value-type="float" office:value="0.683120653158472" calcext:value-type="float">
            <text:p>0.6831206532</text:p>
          </table:table-cell>
          <table:table-cell table:style-name="ce2" table:formula="of:=[.I6]/[.$G6]" office:value-type="float" office:value="-0.691941791339763" calcext:value-type="float">
            <text:p>-0.691941791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00/00/0000</text:date>, <text:time style:data-style-name="N2" text:time-value="19:35:52.330119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6:03:51.777954981</meta:creation-date>
    <dc:date>2018-10-11T21:56:54.031969380</dc:date>
    <meta:editing-duration>PT14M51S</meta:editing-duration>
    <meta:editing-cycles>3</meta:editing-cycles>
    <meta:generator>LibreOffice/5.1.6.2$Linux_X86_64 LibreOffice_project/10m0$Build-2</meta:generator>
    <meta:document-statistic meta:table-count="1" meta:cell-count="112" meta:object-count="0"/>
  </office:meta>
</office:document-meta>
</file>